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MMonoProp10" svg:font-family="LMMonoProp10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buntu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4" style:family="paragraph" style:parent-style-name="Title">
      <style:text-properties style:font-name="Ubuntu"/>
    </style:style>
    <style:style style:name="P5" style:family="paragraph" style:parent-style-name="Text_20_body" style:list-style-name="L1">
      <style:text-properties style:font-name="Ubuntu" fo:font-weight="bold" style:font-weight-asian="bold" style:font-weight-complex="bold"/>
    </style:style>
    <style:style style:name="P6" style:family="paragraph" style:parent-style-name="Text_20_body" style:list-style-name="L4">
      <style:text-properties style:font-name="Ubuntu" fo:font-weight="bold" style:font-weight-asian="bold" style:font-weight-complex="bold"/>
    </style:style>
    <style:style style:name="P7" style:family="paragraph" style:parent-style-name="Text_20_body" style:list-style-name="L2">
      <style:text-properties style:font-name="Ubuntu" fo:font-weight="normal" style:font-weight-asian="normal" style:font-weight-complex="normal"/>
    </style:style>
    <style:style style:name="P8" style:family="paragraph" style:parent-style-name="Text_20_body" style:list-style-name="L3">
      <style:text-properties style:font-name="Ubuntu" fo:font-weight="normal" style:font-weight-asian="normal" style:font-weight-complex="normal"/>
    </style:style>
    <style:style style:name="P9" style:family="paragraph" style:parent-style-name="Text_20_body" style:list-style-name="L5">
      <style:text-properties style:font-name="Ubuntu" fo:font-weight="normal" style:font-weight-asian="normal" style:font-weight-complex="normal"/>
    </style:style>
    <style:style style:name="P10" style:family="paragraph" style:parent-style-name="Text_20_body" style:list-style-name="L5">
      <style:text-properties style:font-name="Ubuntu"/>
    </style:style>
    <style:style style:name="T1" style:family="text">
      <style:text-properties style:font-name="LMMonoProp10"/>
    </style:style>
    <style:style style:name="T2" style:family="text">
      <style:text-properties style:font-name="LMMonoProp10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ardo Jacas</text:p>
      <text:p text:style-name="P1">Víctor Rojas</text:p>
      <text:p text:style-name="P1"/>
      <text:p text:style-name="P4">Tarea 3</text:p>
      <text:p text:style-name="P2">Para llevar a cabo la realización de esta tarea, partimos modificando la tarea entregada como base. Siguiendo su misma estructura se realizaron las implementaciones respectivas en syscall.c, en thread.c, y thread.h.</text:p>
      <text:p text:style-name="P2">Todo los cambios realizados están marcados entre las líneas:</text:p>
      <text:p text:style-name="P3">/*+++++++++++++++++++++++++++++++++++++++++++++++++++++*/</text:p>
      <text:p text:style-name="P2"/>
      <text:p text:style-name="P2">Detalles de implementación:</text:p>
      <text:p text:style-name="P2"/>
      <text:list xml:id="list2163299540" text:style-name="L1">
        <text:list-item>
          <text:p text:style-name="P5">thread.h:</text:p>
        </text:list-item>
      </text:list>
      <text:list xml:id="list892855010" text:style-name="L2">
        <text:list-item>
          <text:list>
            <text:list-item>
              <text:p text:style-name="P7">Se creó la estructura <text:span text:style-name="T1">my_fd </text:span>la cual contiene el valor del <text:span text:style-name="T1">file descriptor</text:span>, el nombre del archivo que posee, el archivo, un <text:span text:style-name="T1">list_elem </text:span>para la lista en que estará y otro para la lista del thread al que pertenecerá.</text:p>
            </text:list-item>
            <text:list-item>
              <text:p text:style-name="P7">El thread ahora contiene una lista de <text:span text:style-name="T1">my_fd</text:span>.</text:p>
            </text:list-item>
          </text:list>
        </text:list-item>
      </text:list>
      <text:list xml:id="list1530438767" text:continue-list="list2163299540" text:style-name="L1">
        <text:list-item>
          <text:p text:style-name="P5">thread.c:</text:p>
        </text:list-item>
      </text:list>
      <text:list xml:id="list1627016317" text:style-name="L3">
        <text:list-item>
          <text:list>
            <text:list-item>
              <text:p text:style-name="P8">Cuando se crea el thread, donde se inicializan sus valores, también se inicializa su lista de <text:span text:style-name="T1">file descriptors</text:span>.</text:p>
            </text:list-item>
            <text:list-item>
              <text:p text:style-name="P8">En el método <text:span text:style-name="T1">thread_exit</text:span>, se liberan los <text:span text:style-name="T1">file descriptors</text:span> que el thread actual posee, para liberar recursos, y estos se eliminan de sus listas correspondientes.</text:p>
            </text:list-item>
          </text:list>
        </text:list-item>
      </text:list>
      <text:list xml:id="list2102140103" text:style-name="L4">
        <text:list-item>
          <text:p text:style-name="P6">syscall.c:</text:p>
        </text:list-item>
      </text:list>
      <text:list xml:id="list613925337" text:style-name="L5">
        <text:list-item>
          <text:list>
            <text:list-item>
              <text:p text:style-name="P9">Se agregaron el resto de llamadas a sistema necesarias, siguiendo la misma estructura de la tarea que se nos entregó, cada función recibe un <text:span text:style-name="T1">struct_frame</text:span>, del cual verificamos las direcciones donde se encuentran los argumentos, en caso de pasar la verificación (que sean distinto de <text:span text:style-name="T1">null</text:span>, que no ocupen memoria de kernel, etc), se extraen los argumentos, se hacen las verificaciones con respecto a los argumentos mismos, y luego si es posible se llama a la función correspondiente. El resultado se deja en <text:span text:style-name="T1">eax</text:span>.</text:p>
            </text:list-item>
            <text:list-item>
              <text:p text:style-name="P9">Para almacenar los <text:span text:style-name="T1">file descriptor</text:span> en uso, se creó una lista que se inicializa en <text:span text:style-name="T1">syscall_init</text:span>. En la función <text:span text:style-name="T1">open</text:span>, cuando se le asigna un <text:span text:style-name="T1">file descriptor</text:span> al archivo a abrir, se crea un <text:span text:style-name="T1">my_fd</text:span>, el cual tendrá su valor dado por la función <text:span text:style-name="T1">get_fd</text:span> que entrega un <text:span text:style-name="T3">número</text:span> mayor que 2 (parte de 2 y le suma 1 cada vez que es llamada).</text:p>
            </text:list-item>
            <text:list-item>
              <text:p text:style-name="P9">Para evitar la escritura de archivos en ejecución, se compara el nombre del archivo con el nombre del thread, dado que el nombre del thread era el <text:soft-page-break/>nombre del programa ejecutado. Si coinciden, se retorna 0 sin escribir en él.</text:p>
            </text:list-item>
            <text:list-item>
              <text:p text:style-name="P10"><text:span text:style-name="T4">Se agregaron funciones para encontrar un archivo a partir de un número de </text:span><text:span text:style-name="T2">file descriptor</text:span><text:span text:style-name="T4">, y una función obtener un </text:span><text:span text:style-name="T2">my_fd</text:span><text:span text:style-name="T4"> a partir del número de </text:span><text:span text:style-name="T2">file descriptor</text:span><text:span text:style-name="T4">.</text:span></text:p>
            </text:list-item>
            <text:list-item>
              <text:p text:style-name="P10"><text:span text:style-name="T4">En la función </text:span><text:span text:style-name="T2">my_close</text:span><text:span text:style-name="T4"> nos preocupamos de eliminar de las listas el </text:span><text:span text:style-name="T2">my_fd</text:span><text:span text:style-name="T4"> que ya no se usará y se hace la liberación de la memoria que ocupaba.</text:span></text:p>
            </text:list-item>
            <text:list-item>
              <text:p text:style-name="P10"><text:span text:style-name="T4">Con respecto a las llamadas:</text:span></text:p>
              <text:list>
                <text:list-item>
                  <text:p text:style-name="P10"><text:span text:style-name="T4">my_create: se realiza una comprobación para verificar que el nombre del archivo este correcto y luego se llama simplemente a filesys_create.</text:span></text:p>
                </text:list-item>
                <text:list-item>
                  <text:p text:style-name="P10"><text:span text:style-name="T4">my_write: para extender la funcionalidad desde solo escribir hacia STD_OUT, se agrego una verificación para evitar escribir en STD_IN y, para el caso general, se agrego una búsqueda del archivo por f, se comprobó que no se este escribiendo en el archivo e ejecución y que se escriba en un archivo al que se tiene acceso, posteriormente se llama a file_write sobre el archivo. </text:span></text:p>
                </text:list-item>
                <text:list-item>
                  <text:p text:style-name="P10"><text:span text:style-name="T4">my_remove: <text:s/>idéntico a create, pero se utiliza filesys_remove.</text:span></text:p>
                </text:list-item>
                <text:list-item>
                  <text:p text:style-name="P10"><text:span text:style-name="T4">my_open: se verifica que, si el archivo tiene nombre vació o bien no existe un archivo con dicho nombre, se debe retornar error, también se verifica que aun quede memoria. Luego de las verificaciones, se asigna la información correcta a un my_fd y posteriormente se retorna el valor de ese my_fd.</text:span></text:p>
                </text:list-item>
                <text:list-item>
                  <text:p text:style-name="P10"><text:span text:style-name="T4">my_filesize: se busca el file por su fd y luego se retorna la posición con file_length.</text:span></text:p>
                </text:list-item>
                <text:list-item>
                  <text:p text:style-name="P10"><text:span text:style-name="T4">my_seek: se verifica que no se intente realizar seek a los fd STD_IN o STD_OUT y luego se verifica si existe el file, de ser así se retorna file_seek.</text:span></text:p>
                </text:list-item>
                <text:list-item>
                  <text:p text:style-name="P10"><text:span text:style-name="T4">my_tell: idéntico a seek, se usa file_tell al final.</text:span></text:p>
                </text:list-item>
                <text:list-item>
                  <text:p text:style-name="P10"><text:span text:style-name="T4">my_close: <text:s/>se verifica que no se intente cerrar ninguno de los fd básicos (IN y OUT) y luego se busca el archivo dentro de los archivos disponibles para el proceso, por fd, finalmente se usa file_close en el file y se quita de sus lugares correspondientes el fd, luego se libera esa memoria.</text:span></text:p>
                </text:list-item>
                <text:list-item>
                  <text:p text:style-name="P10"><text:span text:style-name="T4">my_read: <text:s/>se verifica que no se trate de leer de STD_OUT, luego se prepara in buffer par a la lectura. Con el buffer disponible se busca si el archivo existe por fd, <text:s/>y si el buffer es correcto respecto de las direcciones disponibles para el usuario, si todo esta correcto se utiliza file_read con el file y el buffer ( y el length)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MMonoProp10" svg:font-family="LMMonoProp10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to </meta:initial-creator>
    <meta:creation-date>2012-01-15T18:29:39</meta:creation-date>
    <dc:date>2012-01-15T20:45:02</dc:date>
    <dc:creator>Ricardo </dc:creator>
    <meta:editing-duration>PT52M6S</meta:editing-duration>
    <meta:editing-cycles>5</meta:editing-cycles>
    <meta:generator>LibreOffice/3.3$Unix LibreOffice_project/330m19$Build-401</meta:generator>
    <meta:document-statistic meta:table-count="0" meta:image-count="0" meta:object-count="0" meta:page-count="2" meta:paragraph-count="29" meta:word-count="728" meta:character-count="4153"/>
  </office:meta>
</office:document-meta>
</file>